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, 'Hevetica Neue', Helvetica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Ubuntu Medium" svg:font-family="'Ubuntu Medium'" style:font-pitch="variable"/>
    <style:font-face style:name="Ubuntu Medium1" svg:font-family="'Ubuntu Medium'" style:font-adornments="Medium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color="#424242" style:font-name="Ubuntu Medium1" fo:font-size="10pt" fo:font-weight="bold" officeooo:rsid="0015a9a7" officeooo:paragraph-rsid="0015a9a7" style:font-size-asian="10pt" style:font-size-complex="10pt"/>
    </style:style>
    <style:style style:name="P2" style:family="paragraph" style:parent-style-name="Standard">
      <style:text-properties fo:color="#424242" style:font-name="Ubuntu Medium1" fo:font-size="10pt" fo:font-weight="bold" officeooo:rsid="001613cd" officeooo:paragraph-rsid="001613cd" style:font-size-asian="10pt" style:font-size-complex="10pt"/>
    </style:style>
    <style:style style:name="P3" style:family="paragraph" style:parent-style-name="Standard">
      <style:text-properties fo:color="#424242" style:font-name="Ubuntu Medium1" fo:font-size="10pt" fo:font-weight="bold" officeooo:rsid="001759af" officeooo:paragraph-rsid="001759af" style:font-size-asian="10pt" style:font-size-complex="10pt"/>
    </style:style>
    <style:style style:name="P4" style:family="paragraph" style:parent-style-name="Standard">
      <style:text-properties fo:color="#424242" style:font-name="Ubuntu Medium1" fo:font-size="10pt" fo:font-weight="bold" officeooo:rsid="001b9b7d" officeooo:paragraph-rsid="001b9b7d" style:font-size-asian="10pt" style:font-size-complex="10pt"/>
    </style:style>
    <style:style style:name="P5" style:family="paragraph" style:parent-style-name="Standard">
      <style:text-properties fo:color="#424242" style:font-name="Ubuntu Medium1" fo:font-size="10pt" fo:font-weight="bold" officeooo:rsid="001d243c" officeooo:paragraph-rsid="001d243c" style:font-size-asian="10pt" style:font-size-complex="10pt"/>
    </style:style>
    <style:style style:name="P6" style:family="paragraph" style:parent-style-name="Standard">
      <style:text-properties style:font-name="Ubuntu Medium1" fo:font-size="10pt" officeooo:rsid="0015a9a7" officeooo:paragraph-rsid="0015a9a7" style:font-size-asian="10pt" style:font-size-complex="10pt"/>
    </style:style>
    <style:style style:name="P7" style:family="paragraph" style:parent-style-name="Standard">
      <style:text-properties style:font-name="Ubuntu Medium1" fo:font-size="10pt" officeooo:rsid="001613cd" officeooo:paragraph-rsid="001613cd" style:font-size-asian="10pt" style:font-size-complex="10pt"/>
    </style:style>
    <style:style style:name="P8" style:family="paragraph" style:parent-style-name="Standard">
      <style:text-properties style:font-name="Ubuntu Medium1" fo:font-size="10pt" officeooo:rsid="001759af" officeooo:paragraph-rsid="001759af" style:font-size-asian="10pt" style:font-size-complex="10pt"/>
    </style:style>
    <style:style style:name="P9" style:family="paragraph" style:parent-style-name="Standard">
      <style:text-properties style:font-name="Ubuntu Medium1" fo:font-size="10pt" officeooo:rsid="001b9b7d" officeooo:paragraph-rsid="001b9b7d" style:font-size-asian="10pt" style:font-size-complex="10pt"/>
    </style:style>
    <style:style style:name="P10" style:family="paragraph" style:parent-style-name="Standard">
      <style:text-properties style:font-name="Ubuntu Medium1" fo:font-size="10pt" officeooo:rsid="001d243c" officeooo:paragraph-rsid="001d243c" style:font-size-asian="10pt" style:font-size-complex="10pt"/>
    </style:style>
    <style:style style:name="P11" style:family="paragraph" style:parent-style-name="Standard">
      <style:text-properties style:font-name="Ubuntu Medium1" fo:font-size="10pt" officeooo:paragraph-rsid="001d243c" style:font-size-asian="10pt" style:font-size-complex="10pt"/>
    </style:style>
    <style:style style:name="P12" style:family="paragraph" style:parent-style-name="Standard">
      <style:text-properties style:font-name="Ubuntu Medium1" fo:font-size="10pt" officeooo:rsid="001db563" officeooo:paragraph-rsid="001db563" style:font-size-asian="10pt" style:font-size-complex="10pt"/>
    </style:style>
    <style:style style:name="P13" style:family="paragraph" style:parent-style-name="Standard">
      <style:paragraph-properties fo:margin-top="0.926cm" fo:margin-bottom="0.247cm" style:contextual-spacing="false" fo:line-height="114%"/>
      <style:text-properties fo:color="#424242" style:font-name="Ubuntu Medium1" fo:font-size="10pt" fo:font-weight="bold" officeooo:paragraph-rsid="001e551c" style:font-size-asian="10pt" style:font-size-complex="10pt"/>
    </style:style>
    <style:style style:name="P14" style:family="paragraph" style:parent-style-name="Standard">
      <style:paragraph-properties fo:margin-top="0.926cm" fo:margin-bottom="0.247cm" style:contextual-spacing="false" fo:line-height="114%" fo:text-align="center" style:justify-single-word="false"/>
      <style:text-properties fo:color="#424242" style:font-name="Ubuntu Medium1" fo:font-size="10pt" fo:font-weight="bold" officeooo:paragraph-rsid="001e551c" style:font-size-asian="10pt" style:font-size-complex="10pt"/>
    </style:style>
    <style:style style:name="P15" style:family="paragraph" style:parent-style-name="Standard">
      <style:paragraph-properties fo:margin-top="0cm" fo:margin-bottom="0.476cm" style:contextual-spacing="false" style:line-height-at-least="0.529cm" fo:padding="0cm" fo:border="none"/>
      <style:text-properties fo:color="#424242" style:font-name="Ubuntu Medium1" fo:font-size="10pt" fo:font-weight="bold" officeooo:rsid="001759af" officeooo:paragraph-rsid="001759af" style:font-size-asian="10pt" style:font-size-complex="10pt"/>
    </style:style>
    <style:style style:name="P16" style:family="paragraph" style:parent-style-name="Text_20_body">
      <style:text-properties style:font-name="Ubuntu Medium1" fo:font-size="10pt" officeooo:rsid="0015a9a7" officeooo:paragraph-rsid="0015a9a7" style:font-size-asian="10pt" style:font-size-complex="10pt"/>
    </style:style>
    <style:style style:name="P17" style:family="paragraph" style:parent-style-name="Text_20_body">
      <style:text-properties style:font-name="Ubuntu Medium1" fo:font-size="10pt" officeooo:rsid="001d243c" officeooo:paragraph-rsid="001d243c" style:font-size-asian="10pt" style:font-size-complex="10pt"/>
    </style:style>
    <style:style style:name="P18" style:family="paragraph" style:parent-style-name="Text_20_body">
      <style:text-properties style:font-name="Ubuntu Medium1" fo:font-size="10pt" officeooo:rsid="001db563" officeooo:paragraph-rsid="001db563" style:font-size-asian="10pt" style:font-size-complex="10pt"/>
    </style:style>
    <style:style style:name="P19" style:family="paragraph" style:parent-style-name="Text_20_body">
      <style:paragraph-properties fo:margin-left="0cm" fo:margin-right="0cm" fo:margin-top="0cm" fo:margin-bottom="0.476cm" style:contextual-spacing="false" fo:text-indent="0cm" style:auto-text-indent="false"/>
    </style:style>
    <style:style style:name="P20" style:family="paragraph" style:parent-style-name="Text_20_body">
      <style:paragraph-properties fo:margin-left="0cm" fo:margin-right="0cm" fo:margin-top="0cm" fo:margin-bottom="0.476cm" style:contextual-spacing="false" fo:text-indent="0cm" style:auto-text-indent="false"/>
      <style:text-properties officeooo:paragraph-rsid="0015a9a7"/>
    </style:style>
    <style:style style:name="P21" style:family="paragraph" style:parent-style-name="Text_20_body">
      <style:paragraph-properties fo:margin-left="0cm" fo:margin-right="0cm" fo:margin-top="0cm" fo:margin-bottom="0.476cm" style:contextual-spacing="false" fo:text-indent="0cm" style:auto-text-indent="false"/>
      <style:text-properties fo:color="#333333" style:font-name="Ubuntu Medium1" fo:font-size="10pt" style:font-size-asian="10pt" style:font-size-complex="10pt"/>
    </style:style>
    <style:style style:name="P22" style:family="paragraph" style:parent-style-name="Text_20_body">
      <style:paragraph-properties fo:margin-left="0cm" fo:margin-right="0cm" fo:margin-top="0cm" fo:margin-bottom="0.476cm" style:contextual-spacing="false" style:line-height-at-least="0.582cm" fo:text-indent="0cm" style:auto-text-indent="false"/>
      <style:text-properties fo:color="#333333" style:font-name="Ubuntu Medium1" fo:font-size="10pt" style:font-size-asian="10pt" style:font-size-complex="10pt"/>
    </style:style>
    <style:style style:name="P23" style:family="paragraph" style:parent-style-name="Text_20_body">
      <style:paragraph-properties fo:margin-left="0cm" fo:margin-right="0cm" fo:margin-top="0cm" fo:margin-bottom="0.476cm" style:contextual-spacing="false" style:line-height-at-least="0.582cm" fo:text-indent="0cm" style:auto-text-indent="false"/>
    </style:style>
    <style:style style:name="P24" style:family="paragraph" style:parent-style-name="Text_20_body">
      <style:paragraph-properties fo:margin-left="0cm" fo:margin-right="0cm" fo:margin-top="0cm" fo:margin-bottom="0.476cm" style:contextual-spacing="false" fo:text-indent="0cm" style:auto-text-indent="false"/>
      <style:text-properties officeooo:paragraph-rsid="001d243c"/>
    </style:style>
    <style:style style:name="P25" style:family="paragraph" style:parent-style-name="Text_20_body">
      <style:paragraph-properties fo:margin-left="0cm" fo:margin-right="0cm" fo:margin-top="0cm" fo:margin-bottom="0.476cm" style:contextual-spacing="false" fo:text-indent="0cm" style:auto-text-indent="false"/>
      <style:text-properties style:font-name="Ubuntu Medium1" fo:font-size="10pt" officeooo:paragraph-rsid="001d243c" style:font-size-asian="10pt" style:font-size-complex="10pt"/>
    </style:style>
    <style:style style:name="P26" style:family="paragraph" style:parent-style-name="Text_20_body">
      <style:paragraph-properties fo:margin-left="0cm" fo:margin-right="0cm" fo:margin-top="0cm" fo:margin-bottom="0.476cm" style:contextual-spacing="false" fo:text-indent="0cm" style:auto-text-indent="false"/>
      <style:text-properties style:font-name="Ubuntu Medium1" fo:font-size="10pt" officeooo:paragraph-rsid="001db563" style:font-size-asian="10pt" style:font-size-complex="10pt"/>
    </style:style>
    <style:style style:name="P27" style:family="paragraph" style:parent-style-name="Text_20_body">
      <style:paragraph-properties fo:margin-left="0cm" fo:margin-right="0cm" fo:margin-top="0cm" fo:margin-bottom="0.476cm" style:contextual-spacing="false" fo:text-indent="0cm" style:auto-text-indent="false"/>
      <style:text-properties officeooo:paragraph-rsid="001db563"/>
    </style:style>
    <style:style style:name="P28" style:family="paragraph" style:parent-style-name="Text_20_body" style:list-style-name="L1">
      <style:paragraph-properties fo:margin-left="0cm" fo:margin-right="0cm" fo:margin-top="0cm" fo:margin-bottom="0.476cm" style:contextual-spacing="false" style:line-height-at-least="0.529cm" fo:text-indent="0cm" style:auto-text-indent="false" fo:padding="0cm" fo:border="none"/>
    </style:style>
    <style:style style:name="P29" style:family="paragraph" style:parent-style-name="Text_20_body" style:list-style-name="L2">
      <style:paragraph-properties fo:margin-left="0cm" fo:margin-right="0cm" fo:margin-top="0cm" fo:margin-bottom="0.476cm" style:contextual-spacing="false" style:line-height-at-least="0.529cm" fo:text-indent="0cm" style:auto-text-indent="false" fo:padding="0cm" fo:border="none"/>
    </style:style>
    <style:style style:name="P30" style:family="paragraph" style:parent-style-name="Text_20_body" style:list-style-name="L4">
      <style:paragraph-properties fo:margin-left="0cm" fo:margin-right="0cm" fo:margin-top="0cm" fo:margin-bottom="0.476cm" style:contextual-spacing="false" style:line-height-at-least="0.529cm" fo:text-indent="0cm" style:auto-text-indent="false" fo:padding="0cm" fo:border="none"/>
    </style:style>
    <style:style style:name="P31" style:family="paragraph" style:parent-style-name="Text_20_body" style:list-style-name="L5">
      <style:paragraph-properties fo:margin-left="0cm" fo:margin-right="0cm" fo:margin-top="0cm" fo:margin-bottom="0.476cm" style:contextual-spacing="false" style:line-height-at-least="0.529cm" fo:text-indent="0cm" style:auto-text-indent="false" fo:padding="0cm" fo:border="none"/>
      <style:text-properties officeooo:paragraph-rsid="001db563"/>
    </style:style>
    <style:style style:name="P32" style:family="paragraph" style:parent-style-name="Text_20_body">
      <style:paragraph-properties fo:margin-left="0cm" fo:margin-right="0cm" fo:margin-top="0cm" fo:margin-bottom="0.476cm" style:contextual-spacing="false" style:line-height-at-least="0.529cm" fo:text-indent="0cm" style:auto-text-indent="false" fo:padding="0cm" fo:border="none"/>
      <style:text-properties officeooo:paragraph-rsid="001db563"/>
    </style:style>
    <style:style style:name="P33" style:family="paragraph" style:parent-style-name="Text_20_body" style:list-style-name="L1">
      <style:paragraph-properties fo:margin-top="0cm" fo:margin-bottom="0.476cm" style:contextual-spacing="false" style:line-height-at-least="0.529cm" fo:padding="0cm" fo:border="none"/>
    </style:style>
    <style:style style:name="P34" style:family="paragraph" style:parent-style-name="Text_20_body" style:list-style-name="L3">
      <style:paragraph-properties fo:margin-top="0cm" fo:margin-bottom="0.476cm" style:contextual-spacing="false" style:line-height-at-least="0.529cm" fo:padding="0cm" fo:border="none"/>
    </style:style>
    <style:style style:name="P35" style:family="paragraph" style:parent-style-name="Text_20_body" style:list-style-name="L4">
      <style:paragraph-properties fo:margin-top="0cm" fo:margin-bottom="0.476cm" style:contextual-spacing="false" style:line-height-at-least="0.529cm" fo:padding="0cm" fo:border="none"/>
    </style:style>
    <style:style style:name="P36" style:family="paragraph" style:parent-style-name="Text_20_body" style:list-style-name="L1">
      <style:paragraph-properties fo:margin-top="0cm" fo:margin-bottom="0.476cm" style:contextual-spacing="false" style:line-height-at-least="0.529cm" fo:padding="0cm" fo:border="none"/>
      <style:text-properties style:font-name="Ubuntu Medium1" fo:font-size="10pt" style:font-size-asian="10pt" style:font-size-complex="10pt"/>
    </style:style>
    <style:style style:name="P37" style:family="paragraph" style:parent-style-name="Text_20_body" style:list-style-name="L1">
      <style:paragraph-properties fo:margin-top="0cm" fo:margin-bottom="0.476cm" style:contextual-spacing="false" style:line-height-at-least="0.529cm" fo:padding="0cm" fo:border="none"/>
      <style:text-properties style:font-name="Ubuntu Medium1" fo:font-size="10pt" officeooo:rsid="001759af" officeooo:paragraph-rsid="001759af" style:font-size-asian="10pt" style:font-size-complex="10pt"/>
    </style:style>
    <style:style style:name="P38" style:family="paragraph" style:parent-style-name="Text_20_body">
      <style:paragraph-properties fo:margin-top="0cm" fo:margin-bottom="0.476cm" style:contextual-spacing="false" style:line-height-at-least="0.529cm" fo:padding="0cm" fo:border="none"/>
      <style:text-properties style:font-name="Ubuntu Medium1" fo:font-size="10pt" officeooo:rsid="0019075e" officeooo:paragraph-rsid="0019075e" style:font-size-asian="10pt" style:font-size-complex="10pt"/>
    </style:style>
    <style:style style:name="P39" style:family="paragraph" style:parent-style-name="Text_20_body">
      <style:paragraph-properties fo:margin-top="0cm" fo:margin-bottom="0.476cm" style:contextual-spacing="false" style:line-height-at-least="0.529cm" fo:padding="0cm" fo:border="none"/>
      <style:text-properties officeooo:rsid="001759af" officeooo:paragraph-rsid="001759af"/>
    </style:style>
    <style:style style:name="P40" style:family="paragraph" style:parent-style-name="Preformatted_20_Text">
      <style:paragraph-properties fo:margin-top="0.529cm" fo:margin-bottom="0.247cm" style:contextual-spacing="false"/>
    </style:style>
    <style:style style:name="P41" style:family="paragraph" style:parent-style-name="Preformatted_20_Text" style:list-style-name="L2">
      <style:paragraph-properties fo:margin-top="0cm" fo:margin-bottom="0.476cm" style:contextual-spacing="false" style:line-height-at-least="0.529cm" fo:padding="0cm" fo:border="none"/>
    </style:style>
    <style:style style:name="T1" style:family="text">
      <style:text-properties fo:color="#333333"/>
    </style:style>
    <style:style style:name="T2" style:family="text">
      <style:text-properties fo:color="#333333" style:font-name="Open Sans"/>
    </style:style>
    <style:style style:name="T3" style:family="text">
      <style:text-properties fo:color="#333333" style:font-name="Open Sans" fo:font-weight="bold"/>
    </style:style>
    <style:style style:name="T4" style:family="text">
      <style:text-properties fo:color="#333333" style:font-name="Open Sans" fo:font-size="11.25pt"/>
    </style:style>
    <style:style style:name="T5" style:family="text">
      <style:text-properties fo:color="#333333" fo:font-weight="bold"/>
    </style:style>
    <style:style style:name="T6" style:family="text">
      <style:text-properties fo:color="#333333" fo:font-size="10pt" style:font-size-asian="10pt" style:font-size-complex="10pt"/>
    </style:style>
    <style:style style:name="T7" style:family="text">
      <style:text-properties fo:color="#333333" fo:font-size="10pt" fo:font-weight="bold" style:font-size-asian="10pt" style:font-size-complex="10pt"/>
    </style:style>
    <style:style style:name="T8" style:family="text">
      <style:text-properties fo:color="#333333" fo:font-size="10pt" fo:font-style="italic" style:font-size-asian="10pt" style:font-size-complex="10pt"/>
    </style:style>
    <style:style style:name="T9" style:family="text">
      <style:text-properties fo:color="#333333" style:font-name="Ubuntu Medium1"/>
    </style:style>
    <style:style style:name="T10" style:family="text">
      <style:text-properties fo:color="#333333" style:font-name="Ubuntu Medium1" fo:font-size="10pt" style:font-size-asian="10pt" style:font-size-complex="10pt"/>
    </style:style>
    <style:style style:name="T11" style:family="text">
      <style:text-properties fo:color="#333333" style:font-name="Ubuntu Medium1" fo:font-size="10pt" fo:font-weight="bold" style:font-size-asian="10pt" style:font-size-complex="10pt"/>
    </style:style>
    <style:style style:name="T12" style:family="text">
      <style:text-properties fo:color="#333333" style:font-name="Ubuntu Medium1" fo:font-size="10pt" fo:font-style="italic" style:font-size-asian="10pt" style:font-size-complex="10pt"/>
    </style:style>
    <style:style style:name="T13" style:family="text">
      <style:text-properties fo:color="#333333" style:font-name="Ubuntu Medium1" fo:font-weight="bold"/>
    </style:style>
    <style:style style:name="T14" style:family="text">
      <style:text-properties fo:color="#333333" style:font-name="Ubuntu Medium1" fo:font-style="italic"/>
    </style:style>
    <style:style style:name="T15" style:family="text">
      <style:text-properties fo:color="#333333" style:font-name="Ubuntu Medium1" fo:font-size="11.25pt"/>
    </style:style>
    <style:style style:name="T16" style:family="text">
      <style:text-properties fo:color="#333333" fo:font-size="11.25pt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style:font-name="Ubuntu Medium1"/>
    </style:style>
    <style:style style:name="T19" style:family="text">
      <style:text-properties style:font-name="Ubuntu Medium1" fo:font-size="10pt" style:font-size-asian="10pt" style:font-size-complex="10pt"/>
    </style:style>
    <style:style style:name="T20" style:family="text">
      <style:text-properties fo:font-variant="normal" fo:text-transform="none" fo:color="#333333" fo:letter-spacing="normal"/>
    </style:style>
    <style:style style:name="T21" style:family="text">
      <style:text-properties fo:font-variant="normal" fo:text-transform="none" fo:color="#333333" fo:letter-spacing="normal" fo:font-style="normal" fo:font-weight="normal"/>
    </style:style>
    <style:style style:name="T22" style:family="text">
      <style:text-properties fo:font-variant="normal" fo:text-transform="none" fo:color="#333333" fo:letter-spacing="normal" fo:font-style="normal" fo:font-weight="normal" officeooo:rsid="001d243c"/>
    </style:style>
    <style:style style:name="T23" style:family="text">
      <style:text-properties fo:font-variant="normal" fo:text-transform="none" fo:color="#333333" style:font-name="Ubuntu Medium1" fo:letter-spacing="normal"/>
    </style:style>
    <style:style style:name="T24" style:family="text">
      <style:text-properties fo:font-variant="normal" fo:text-transform="none" fo:color="#333333" style:font-name="Ubuntu Medium1" fo:letter-spacing="normal" fo:font-style="normal" fo:font-weight="normal"/>
    </style:style>
    <style:style style:name="T25" style:family="text">
      <style:text-properties fo:font-variant="normal" fo:text-transform="none" fo:color="#333333" style:font-name="Ubuntu Medium1" fo:font-size="10pt" fo:letter-spacing="normal" fo:font-style="normal" fo:font-weight="normal" style:font-size-asian="10pt" style:font-size-complex="10pt"/>
    </style:style>
    <style:style style:name="T26" style:family="text">
      <style:text-properties fo:font-variant="normal" fo:text-transform="none" fo:color="#333333" style:font-name="Ubuntu Medium1" fo:font-size="10pt" fo:letter-spacing="normal" style:font-size-asian="10pt" style:font-size-complex="10pt"/>
    </style:style>
    <style:style style:name="T27" style:family="text">
      <style:text-properties fo:font-variant="normal" fo:text-transform="none" fo:color="#333333" fo:font-size="10pt" fo:letter-spacing="normal" fo:font-style="normal" fo:font-weight="normal" style:font-size-asian="10pt" style:font-size-complex="10pt"/>
    </style:style>
    <style:style style:name="T28" style:family="text">
      <style:text-properties fo:font-variant="normal" fo:text-transform="none" fo:color="#333333" fo:font-size="10pt" fo:letter-spacing="normal" style:font-size-asian="10pt" style:font-size-complex="10pt"/>
    </style:style>
    <style:style style:name="T29" style:family="text">
      <style:text-properties officeooo:rsid="001e551c"/>
    </style:style>
    <text:list-style style:name="L1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pan text:style-name="T29">Intoduction to classes</text:span></text:p>
      <text:p text:style-name="P13">Why Use Classes?</text:p>
      <text:p text:style-name="P19"><text:span text:style-name="T10">Python is an object-oriented programming language, which means it manipulates programming constructs called </text:span><text:span text:style-name="Strong_20_Emphasis"><text:span text:style-name="T11">objects</text:span></text:span><text:span text:style-name="T10">. You can think of an object as a single data structure that contains data as well as functions; functions of objects are called </text:span><text:span text:style-name="Strong_20_Emphasis"><text:span text:style-name="T11">methods</text:span></text:span><text:span text:style-name="T10">. For example, any time you call</text:span><text:span text:style-name="Source_20_Text"><text:span text:style-name="T19">len("Eric")</text:span></text:span></text:p>
      <text:p text:style-name="P20"><text:span text:style-name="T10">Python is checking to see whether the string object you passed it has a length, and if it does, it returns the value associated with that </text:span><text:span text:style-name="Strong_20_Emphasis"><text:span text:style-name="T11">attribute</text:span></text:span><text:span text:style-name="T10">. When you call</text:span></text:p>
      <text:p text:style-name="P20"><text:span text:style-name="Source_20_Text"><text:span text:style-name="T19">my_dict.items()</text:span></text:span></text:p>
      <text:p text:style-name="P19"><text:span text:style-name="T10">Python checks to see if </text:span><text:span text:style-name="Source_20_Text"><text:span text:style-name="T10">my_dict</text:span></text:span><text:span text:style-name="T10"> has an</text:span><text:span text:style-name="Source_20_Text"><text:span text:style-name="T10">items()</text:span></text:span><text:span text:style-name="T10"> method (which all dictionaries have) and executes that method if it finds it.</text:span></text:p>
      <text:p text:style-name="P19"><text:span text:style-name="T10">But what makes </text:span><text:span text:style-name="Source_20_Text"><text:span text:style-name="T10">"Eric"</text:span></text:span><text:span text:style-name="T10"> a string and</text:span><text:span text:style-name="Source_20_Text"><text:span text:style-name="T10">my_dict</text:span></text:span><text:span text:style-name="T10"> a dictionary? The fact that they're instances of the </text:span><text:span text:style-name="Source_20_Text"><text:span text:style-name="T10">str</text:span></text:span><text:span text:style-name="T10"> and </text:span><text:span text:style-name="Source_20_Text"><text:span text:style-name="T10">dict</text:span></text:span><text:span text:style-name="T10">classes, respectively. A class is just a way of organizing and producing objects with similar attributes and methods</text:span></text:p>
      <text:p text:style-name="P6">code: class Fruit(object):</text:p>
      <text:p text:style-name="P6"><text:s text:c="4"/>"""A class that makes various tasty fruits."""</text:p>
      <text:p text:style-name="P6"><text:s text:c="4"/>def __init__(self, name, color, flavor, poisonous):</text:p>
      <text:p text:style-name="P6"><text:s text:c="8"/>self.name = name</text:p>
      <text:p text:style-name="P6"><text:s text:c="8"/>self.color = color</text:p>
      <text:p text:style-name="P6"><text:s text:c="8"/>self.flavor = flavor</text:p>
      <text:p text:style-name="P6"><text:s text:c="8"/>self.poisonous = poisonous</text:p>
      <text:p text:style-name="P6"/>
      <text:p text:style-name="P6"><text:s text:c="4"/>def description(self):</text:p>
      <text:p text:style-name="P6"><text:s text:c="8"/>print "I'm a %s %s and I taste %s." % (self.color, self.name, self.flavor)</text:p>
      <text:p text:style-name="P6"/>
      <text:p text:style-name="P6"><text:s text:c="4"/>def is_edible(self):</text:p>
      <text:p text:style-name="P6"><text:s text:c="8"/>if not self.poisonous:</text:p>
      <text:p text:style-name="P6"><text:s text:c="12"/>print "Yep! I'm edible."</text:p>
      <text:p text:style-name="P6"><text:s text:c="8"/>else:</text:p>
      <text:p text:style-name="P6"><text:s text:c="12"/>print "Don't eat me! I am super poisonous."</text:p>
      <text:p text:style-name="P6"/>
      <text:p text:style-name="P6">lemon = Fruit("lemon", "yellow", "sour", False)</text:p>
      <text:p text:style-name="P6"/>
      <text:p text:style-name="P6">lemon.description()</text:p>
      <text:p text:style-name="P6">lemon.is_edible()</text:p>
      <text:p text:style-name="P6"/>
      <text:p text:style-name="P1">Class Syntax</text:p>
      <text:p text:style-name="P20"><text:span text:style-name="T10">A basic class consists only of the </text:span><text:span text:style-name="Source_20_Text"><text:span text:style-name="T10">class</text:span></text:span><text:span text:style-name="T10">keyword, the name of the class, and the class from which the new class</text:span><text:span text:style-name="Strong_20_Emphasis"><text:span text:style-name="T11">inherits</text:span></text:span><text:span text:style-name="T10"> in parentheses. (We'll get to inheritance soon.) For now, our classes will inherit from the </text:span><text:span text:style-name="Source_20_Text"><text:span text:style-name="T10">object</text:span></text:span><text:span text:style-name="T10"> class, like so:</text:span></text:p>
      <text:p text:style-name="P20"><text:span text:style-name="Source_20_Text"><text:span text:style-name="T19">class NewClass(object):</text:span></text:span></text:p>
      <text:p text:style-name="P20"><text:span text:style-name="Source_20_Text"><text:span text:style-name="T19"><text:s text:c="4"/># Class magic here</text:span></text:span></text:p>
      <text:p text:style-name="P21"><text:soft-page-break/>This gives them the powers and abilities of a Python object. By convention, user-defined Python class names start with a capital letter.</text:p>
      <text:p text:style-name="P6">Code: class Animal(object):</text:p>
      <text:p text:style-name="P6"><text:s text:c="4"/>pass</text:p>
      <text:p text:style-name="P6"/>
      <text:p text:style-name="P1">Classier Classes</text:p>
      <text:p text:style-name="P19"><text:span text:style-name="T10">We'd like our classes to do more than... well, </text:span><text:span text:style-name="Emphasis"><text:span text:style-name="T12">nothing</text:span></text:span><text:span text:style-name="T10">, so we'll have to replace our </text:span><text:span text:style-name="Source_20_Text"><text:span text:style-name="T10">pass</text:span></text:span><text:span text:style-name="T10"> with something else.</text:span></text:p>
      <text:p text:style-name="P19"><text:span text:style-name="T10">You may have noticed in our example back in the first exercise that we started our class definition off with an odd-looking function: </text:span><text:span text:style-name="Source_20_Text"><text:span text:style-name="T10">__init__()</text:span></text:span><text:span text:style-name="T10">. This function is required for classes, and it's used to </text:span><text:span text:style-name="Strong_20_Emphasis"><text:span text:style-name="T11">initialize</text:span></text:span><text:span text:style-name="T10"> the objects it creates. </text:span><text:span text:style-name="Source_20_Text"><text:span text:style-name="T10">__init__()</text:span></text:span><text:span text:style-name="T10"> always takes at least one argument, </text:span><text:span text:style-name="Source_20_Text"><text:span text:style-name="T10">self</text:span></text:span><text:span text:style-name="T10">, that refers to the object being created. You can think of </text:span><text:span text:style-name="Source_20_Text"><text:span text:style-name="T10">__init__()</text:span></text:span><text:span text:style-name="T10"> as the function that "boots up" each object the class creates.</text:span></text:p>
      <text:p text:style-name="P19"><text:span text:style-name="T25">Remove the </text:span><text:span text:style-name="Source_20_Text"><text:span text:style-name="T19">pass</text:span></text:span><text:span text:style-name="T26"> </text:span><text:span text:style-name="T25">statement in your</text:span><text:span text:style-name="Source_20_Text"><text:span text:style-name="T19">class</text:span></text:span><text:span text:style-name="T26"> </text:span><text:span text:style-name="T25">definition, then go ahead and</text:span><text:span text:style-name="Source_20_Text"><text:span text:style-name="T19">def</text:span></text:span><text:span text:style-name="T25">ine an </text:span><text:span text:style-name="Source_20_Text"><text:span text:style-name="T19">__init__()</text:span></text:span><text:span text:style-name="T26"> </text:span><text:span text:style-name="T25">function for your</text:span><text:span text:style-name="Source_20_Text"><text:span text:style-name="T19">Animal</text:span></text:span><text:span text:style-name="T26"> </text:span><text:span text:style-name="T25">class. Pass it the argument</text:span><text:span text:style-name="Source_20_Text"><text:span text:style-name="T19">self</text:span></text:span><text:span text:style-name="T26"> </text:span><text:span text:style-name="T25">for now; we'll explain how this works in greater detail in the next section. Finally, put the </text:span><text:span text:style-name="Source_20_Text"><text:span text:style-name="T19">pass</text:span></text:span><text:span text:style-name="T26"> </text:span><text:span text:style-name="T25">into the body of the </text:span><text:span text:style-name="Source_20_Text"><text:span text:style-name="T19">__init__()</text:span></text:span><text:span text:style-name="T26"> </text:span><text:span text:style-name="T25">definition, since it will expect an indented block.</text:span></text:p>
      <text:p text:style-name="P6">Code: class Animal(object):</text:p>
      <text:p text:style-name="P6"><text:s text:c="4"/>def __init__(self):</text:p>
      <text:p text:style-name="P6"><text:s text:c="8"/>pass</text:p>
      <text:p text:style-name="P6"/>
      <text:p text:style-name="P16"><text:span text:style-name="T1">So far, </text:span><text:span text:style-name="Source_20_Text"><text:span text:style-name="T9">__init__()</text:span></text:span><text:span text:style-name="T1"> only takes one parameter: </text:span><text:span text:style-name="Source_20_Text"><text:span text:style-name="T9">self</text:span></text:span><text:span text:style-name="T1">. This is a Python convention; there's nothing magic about the word </text:span><text:span text:style-name="Source_20_Text"><text:span text:style-name="T9">self</text:span></text:span><text:span text:style-name="T1">. However, it's overwhelmingly common to use </text:span><text:span text:style-name="Source_20_Text"><text:span text:style-name="T9">self</text:span></text:span><text:span text:style-name="T1">as the first parameter in </text:span><text:span text:style-name="Source_20_Text"><text:span text:style-name="T9">__init__()</text:span></text:span><text:span text:style-name="T1">, so you should do this so that other people will understand your code.</text:span></text:p>
      <text:p text:style-name="P23"><text:span text:style-name="T10">The part that </text:span><text:span text:style-name="Emphasis"><text:span text:style-name="T12">is</text:span></text:span><text:span text:style-name="T10"> magic is the fact that</text:span><text:span text:style-name="Source_20_Text"><text:span text:style-name="T10">self</text:span></text:span><text:span text:style-name="T10"> is the </text:span><text:span text:style-name="Emphasis"><text:span text:style-name="T12">first</text:span></text:span><text:span text:style-name="T10"> parameter passed to</text:span><text:span text:style-name="Source_20_Text"><text:span text:style-name="T10">__init__()</text:span></text:span><text:span text:style-name="T10">. Python will use the first parameter that </text:span><text:span text:style-name="Source_20_Text"><text:span text:style-name="T10">__init__()</text:span></text:span><text:span text:style-name="T10"> receives to refer to the object being created; this is why it's often called </text:span><text:span text:style-name="Source_20_Text"><text:span text:style-name="T10">self</text:span></text:span><text:span text:style-name="T10">, since this parameter gives the object being created its identity.</text:span></text:p>
      <text:p text:style-name="P6"><text:span text:style-name="T21">In the body of </text:span><text:span text:style-name="Source_20_Text"><text:span text:style-name="T18">__init__()</text:span></text:span><text:span text:style-name="T21">, let the function know that </text:span><text:span text:style-name="Source_20_Text"><text:span text:style-name="T18">name</text:span></text:span><text:span text:style-name="T20"> </text:span><text:span text:style-name="T21">refers to the created object's name by typing</text:span><text:span text:style-name="Source_20_Text"><text:span text:style-name="T18">self.name = name</text:span></text:span><text:span text:style-name="T21">.</text:span></text:p>
      <text:p text:style-name="P6"/>
      <text:p text:style-name="P6">Code: class Animal(object):</text:p>
      <text:p text:style-name="P6"><text:s text:c="4"/>def __init__(self, name):</text:p>
      <text:p text:style-name="P6"><text:s text:c="8"/>self.name = name</text:p>
      <text:p text:style-name="P6"><text:s text:c="8"/>pass</text:p>
      <text:p text:style-name="P6"/>
      <text:p text:style-name="P1">More on __init__() and self</text:p>
      <text:p text:style-name="P19"><text:span text:style-name="T10">Now that you're starting to understand how classes and objects work, it's worth delving a bit more into</text:span><text:span text:style-name="Source_20_Text"><text:span text:style-name="T10">__init__()</text:span></text:span><text:span text:style-name="T10"> and </text:span><text:span text:style-name="Source_20_Text"><text:span text:style-name="T10">self</text:span></text:span><text:span text:style-name="T10">. They can be confusing!</text:span></text:p>
      <text:p text:style-name="P19"><text:span text:style-name="T10">As mentioned, you can think of</text:span><text:span text:style-name="Source_20_Text"><text:span text:style-name="T10">__init__()</text:span></text:span><text:span text:style-name="T10"> as the method that "boots up" a class' instance object: the </text:span><text:span text:style-name="Source_20_Text"><text:span text:style-name="T10">init</text:span></text:span><text:span text:style-name="T10">bit is short for "initialize."</text:span></text:p>
      <text:p text:style-name="P19"><text:span text:style-name="T10">The first argument </text:span><text:span text:style-name="Source_20_Text"><text:span text:style-name="T10">__init__()</text:span></text:span><text:span text:style-name="T10"> gets is used to refer to the instance object, and by convention, that argument is called </text:span><text:span text:style-name="Source_20_Text"><text:span text:style-name="T10">self</text:span></text:span><text:span text:style-name="T10">. If you add additional arguments—for instance, a </text:span><text:span text:style-name="Source_20_Text"><text:span text:style-name="T10">name</text:span></text:span><text:span text:style-name="T10"> and</text:span><text:span text:style-name="Source_20_Text"><text:span text:style-name="T10">age</text:span></text:span><text:span text:style-name="T10"> for your animal—setting each of those equal to </text:span><text:span text:style-name="Source_20_Text"><text:span text:style-name="T10">self.name</text:span></text:span><text:span text:style-name="T10"> and </text:span><text:span text:style-name="Source_20_Text"><text:span text:style-name="T10">self.age</text:span></text:span><text:span text:style-name="T10">in the body of </text:span><text:span text:style-name="Source_20_Text"><text:span text:style-name="T10">__init__()</text:span></text:span><text:span text:style-name="T10"> will make it so that when you create an instance object of your </text:span><text:span text:style-name="Source_20_Text"><text:span text:style-name="T10">Animal</text:span></text:span><text:span text:style-name="T10"> class, you need to give each instance a name and an age, and those will be associated with the particular instance you create.</text:span></text:p>
      <text:p text:style-name="P7">Code: # Class definition</text:p>
      <text:p text:style-name="P7"><text:soft-page-break/>class Animal(object):</text:p>
      <text:p text:style-name="P7"><text:s text:c="4"/>"""Makes cute animals."""</text:p>
      <text:p text:style-name="P7"><text:s text:c="4"/># For initializing our instance objects</text:p>
      <text:p text:style-name="P7"><text:s text:c="4"/>def __init__(self, name, age, is_hungry):</text:p>
      <text:p text:style-name="P7"><text:s text:c="8"/>self.name = name</text:p>
      <text:p text:style-name="P7"><text:s text:c="8"/>self.age = age</text:p>
      <text:p text:style-name="P7"><text:s text:c="8"/>self.is_hungry = is_hungry</text:p>
      <text:p text:style-name="P7"/>
      <text:p text:style-name="P7"># Note that self is only used in the __init__()</text:p>
      <text:p text:style-name="P7"># function definition; we don't need to pass it</text:p>
      <text:p text:style-name="P7"># to our instance objects.</text:p>
      <text:p text:style-name="P7"/>
      <text:p text:style-name="P7">zebra = Animal("Jeffrey", 2, True)</text:p>
      <text:p text:style-name="P7">giraffe = Animal("Bruce", 1, False)</text:p>
      <text:p text:style-name="P7">panda = Animal("Chad", 7, True)</text:p>
      <text:p text:style-name="P7"/>
      <text:p text:style-name="P7">print zebra.name, zebra.age, zebra.is_hungry</text:p>
      <text:p text:style-name="P7">print giraffe.name, giraffe.age, giraffe.is_hungry</text:p>
      <text:p text:style-name="P7">print panda.name, panda.age, panda.is_hungry</text:p>
      <text:p text:style-name="P7"/>
      <text:p text:style-name="P2">Class Scope</text:p>
      <text:p text:style-name="P19"><text:span text:style-name="T10">Another important aspect of Python classes is </text:span><text:span text:style-name="Strong_20_Emphasis"><text:span text:style-name="T11">scope</text:span></text:span><text:span text:style-name="T10">. The scope of a variable is the context in which it's visible to the program.</text:span></text:p>
      <text:p text:style-name="P19"><text:span text:style-name="T10">It may surprise you to learn that not all variables are accessible to all parts of a Python program at all times. When dealing with classes, you can have variables that are available everywhere (</text:span><text:span text:style-name="Strong_20_Emphasis"><text:span text:style-name="T11">global variables</text:span></text:span><text:span text:style-name="T10">), variables that are only available to members of a certain class (</text:span><text:span text:style-name="Strong_20_Emphasis"><text:span text:style-name="T11">member variables</text:span></text:span><text:span text:style-name="T10">), and variables that are only available to particular instances of a class (</text:span><text:span text:style-name="Strong_20_Emphasis"><text:span text:style-name="T11">instance variables</text:span></text:span><text:span text:style-name="T10">).</text:span></text:p>
      <text:p text:style-name="P21">The same goes for functions: some are available everywhere, some are only available to members of a certain class, and still others are only available to particular instance objects.</text:p>
      <text:p text:style-name="P7"><text:span text:style-name="T20"> </text:span><text:span text:style-name="T21">Note that each individual animal gets its own </text:span><text:span text:style-name="Source_20_Text"><text:span text:style-name="T18">name</text:span></text:span><text:span text:style-name="T20"> </text:span><text:span text:style-name="T21">and </text:span><text:span text:style-name="Source_20_Text"><text:span text:style-name="T18">age</text:span></text:span><text:span text:style-name="T20"> </text:span><text:span text:style-name="T21">(since they're all initialized individually), but they all have access to the member variable</text:span><text:span text:style-name="Source_20_Text"><text:span text:style-name="T18">is_alive</text:span></text:span><text:span text:style-name="T21">, since they're all members of the </text:span><text:span text:style-name="Source_20_Text"><text:span text:style-name="T18">Animal</text:span></text:span><text:span text:style-name="T20"> </text:span><text:span text:style-name="T21">class.</text:span></text:p>
      <text:p text:style-name="P7"/>
      <text:p text:style-name="P7"><text:span text:style-name="T21">Code: class Animal(object):</text:span></text:p>
      <text:p text:style-name="P7"><text:span text:style-name="T21"><text:s text:c="4"/>"""Makes cute animals."""</text:span></text:p>
      <text:p text:style-name="P7"><text:span text:style-name="T21"><text:s text:c="4"/>is_alive = True</text:span></text:p>
      <text:p text:style-name="P7"><text:span text:style-name="T21"><text:s text:c="4"/>def __init__(self, name, age):</text:span></text:p>
      <text:p text:style-name="P7"><text:span text:style-name="T21"><text:s text:c="8"/>self.name = name</text:span></text:p>
      <text:p text:style-name="P7"><text:span text:style-name="T21"><text:s text:c="8"/>self.age = age</text:span></text:p>
      <text:p text:style-name="P7"/>
      <text:p text:style-name="P7"><text:span text:style-name="T21">zebra = Animal("Jeffrey", 2)</text:span></text:p>
      <text:p text:style-name="P7"><text:span text:style-name="T21">giraffe = Animal("Bruce", 1)</text:span></text:p>
      <text:p text:style-name="P7"><text:span text:style-name="T21">panda = Animal("Chad", 7)</text:span></text:p>
      <text:p text:style-name="P7"/>
      <text:p text:style-name="P7"><text:span text:style-name="T21">print zebra.name, zebra.age, zebra.is_alive</text:span></text:p>
      <text:p text:style-name="P7"><text:span text:style-name="T21">print giraffe.name, giraffe.age, giraffe.is_alive</text:span></text:p>
      <text:p text:style-name="P7"><text:span text:style-name="T21">print panda.name, panda.age, panda.is_alive</text:span></text:p>
      <text:p text:style-name="P7"/>
      <text:p text:style-name="P2">A Methodical Approach</text:p>
      <text:p text:style-name="P19"><text:span text:style-name="T10">When a class has its own functions, those functions are called </text:span><text:span text:style-name="Strong_20_Emphasis"><text:span text:style-name="T11">methods</text:span></text:span><text:span text:style-name="T10">. You've already seen one such method:</text:span><text:span text:style-name="Source_20_Text"><text:span text:style-name="T10">__init__()</text:span></text:span><text:span text:style-name="T10">. But you can also define your own methods!</text:span></text:p>
      <text:p text:style-name="P7"><text:span text:style-name="T21">Add a method, </text:span><text:span text:style-name="Source_20_Text"><text:span text:style-name="T18">description</text:span></text:span><text:span text:style-name="T21">, to your</text:span><text:span text:style-name="Source_20_Text"><text:span text:style-name="T18">Animal</text:span></text:span><text:span text:style-name="T20"> </text:span><text:span text:style-name="T21">class. Using two separate </text:span><text:span text:style-name="Source_20_Text"><text:span text:style-name="T18">print</text:span></text:span><text:span text:style-name="T21">statements, it should print out the</text:span><text:span text:style-name="Source_20_Text"><text:span text:style-name="T18">name</text:span></text:span><text:span text:style-name="T20"> </text:span><text:span text:style-name="T21">and </text:span><text:span text:style-name="Source_20_Text"><text:span text:style-name="T18">age</text:span></text:span><text:span text:style-name="T20"> </text:span><text:span text:style-name="T21">of the animal it's called on. Then, create an instance of </text:span><text:span text:style-name="Source_20_Text"><text:span text:style-name="T18">Animal</text:span></text:span><text:span text:style-name="T21">,</text:span><text:span text:style-name="Source_20_Text"><text:span text:style-name="T18">hippo</text:span></text:span><text:span text:style-name="T20"> </text:span><text:span text:style-name="T21">(with whatever name </text:span><text:soft-page-break/><text:span text:style-name="T21">and age you like), and call its </text:span><text:span text:style-name="Source_20_Text"><text:span text:style-name="T18">description</text:span></text:span><text:span text:style-name="T21">method.</text:span></text:p>
      <text:p text:style-name="P7"/>
      <text:p text:style-name="P8"/>
      <text:p text:style-name="P8"><text:span text:style-name="T21">Code: class Animal(object):</text:span></text:p>
      <text:p text:style-name="P8"><text:span text:style-name="T21"><text:s text:c="4"/>"""Makes cute animals."""</text:span></text:p>
      <text:p text:style-name="P8"><text:span text:style-name="T21"><text:s text:c="4"/>is_alive = True</text:span></text:p>
      <text:p text:style-name="P8"><text:span text:style-name="T21"><text:s text:c="4"/>def __init__(self, name, age):</text:span></text:p>
      <text:p text:style-name="P8"><text:span text:style-name="T21"><text:s text:c="8"/>self.name = name</text:span></text:p>
      <text:p text:style-name="P8"><text:span text:style-name="T21"><text:s text:c="8"/>self.age = age</text:span></text:p>
      <text:p text:style-name="P8"><text:span text:style-name="T21"><text:s text:c="4"/># Add your method here!</text:span></text:p>
      <text:p text:style-name="P8"><text:span text:style-name="T21"><text:s text:c="4"/>def description(self):</text:span></text:p>
      <text:p text:style-name="P8"><text:span text:style-name="T21"><text:s text:c="7"/>print self.name</text:span></text:p>
      <text:p text:style-name="P8"><text:span text:style-name="T21"><text:s text:c="7"/>print self.age</text:span></text:p>
      <text:p text:style-name="P8"><text:span text:style-name="T21"><text:s text:c="4"/></text:span></text:p>
      <text:p text:style-name="P8"><text:span text:style-name="T21">hippo = Animal('hippopotamus', 23)</text:span></text:p>
      <text:p text:style-name="P8"><text:span text:style-name="T21">print hippo.description()</text:span></text:p>
      <text:p text:style-name="P8"/>
      <text:p text:style-name="P3">They're Multiplying!</text:p>
      <text:p text:style-name="P19"><text:span text:style-name="T10">A class can have any number of</text:span><text:span text:style-name="Strong_20_Emphasis"><text:span text:style-name="T11">member variables</text:span></text:span><text:span text:style-name="T10">. These are variables that are available to all members of a class.</text:span></text:p>
      <text:p text:style-name="P40"><text:span text:style-name="Source_20_Text"><text:span text:style-name="T19">hippo = Animal("Jake", 12)</text:span></text:span></text:p>
      <text:p text:style-name="P40"><text:span text:style-name="Source_20_Text"><text:span text:style-name="T19">cat = Animal("Boots", 3)</text:span></text:span></text:p>
      <text:p text:style-name="P40"><text:span text:style-name="Source_20_Text"><text:span text:style-name="T19">print hippo.is_alive</text:span></text:span></text:p>
      <text:p text:style-name="P40"><text:span text:style-name="Source_20_Text"><text:span text:style-name="T19">hippo.is_alive = False</text:span></text:span></text:p>
      <text:p text:style-name="P40"><text:span text:style-name="Source_20_Text"><text:span text:style-name="T19">print hippo.is_alive</text:span></text:span></text:p>
      <text:p text:style-name="P40"><text:span text:style-name="Source_20_Text"><text:span text:style-name="T19">print cat.is_alive</text:span></text:span></text:p>
      <text:list xml:id="list2505969338842482630" text:style-name="L1">
        <text:list-header>
          <text:p text:style-name="P28"><text:span text:style-name="T19">In the example above, we create two instances of an </text:span><text:span text:style-name="Source_20_Text"><text:span text:style-name="T19">Animal</text:span></text:span><text:span text:style-name="T19">.</text:span></text:p>
          <text:p text:style-name="P33"><text:span text:style-name="T19">Then we print out </text:span><text:span text:style-name="Source_20_Text"><text:span text:style-name="T19">True</text:span></text:span><text:span text:style-name="T19">, the default value stored in hippo's </text:span><text:span text:style-name="Source_20_Text"><text:span text:style-name="T19">is_alive</text:span></text:span><text:span text:style-name="T19">member variable.</text:span></text:p>
          <text:p text:style-name="P36">Next, we set that to False and print it out to make sure.</text:p>
          <text:p text:style-name="P33"><text:span text:style-name="T19">Finally, we print out </text:span><text:span text:style-name="Source_20_Text"><text:span text:style-name="T19">True</text:span></text:span><text:span text:style-name="T19">, the value stored in cat's </text:span><text:span text:style-name="Source_20_Text"><text:span text:style-name="T19">is_alive</text:span></text:span><text:span text:style-name="T19"> member variable. We only changed the variable in hippo, not in cat.</text:span></text:p>
          <text:p text:style-name="P37">Code: class Animal(object):</text:p>
          <text:p text:style-name="P37"><text:s text:c="4"/>"""Makes cute animals."""</text:p>
          <text:p text:style-name="P37"><text:s text:c="4"/>is_alive = True</text:p>
          <text:p text:style-name="P37"><text:s text:c="4"/>health = 'good'</text:p>
          <text:p text:style-name="P37"><text:soft-page-break/><text:s text:c="4"/>def __init__(self, name, age):</text:p>
          <text:p text:style-name="P37"><text:s text:c="8"/>self.name = name</text:p>
          <text:p text:style-name="P37"><text:s text:c="8"/>self.age = age</text:p>
          <text:p text:style-name="P37"><text:s text:c="4"/># Add your method here!</text:p>
          <text:p text:style-name="P37"><text:s text:c="4"/>def description(self):</text:p>
          <text:p text:style-name="P37"><text:s text:c="7"/>print self.name</text:p>
          <text:p text:style-name="P37"><text:s text:c="7"/>print self.age <text:s text:c="3"/></text:p>
          <text:p text:style-name="P37">hippo = Animal('hippopotamus', 23)</text:p>
          <text:p text:style-name="P37">print hippo.description()</text:p>
          <text:p text:style-name="P37">print hippo.health</text:p>
          <text:p text:style-name="P37">sloth = Animal('eagle', 100)</text:p>
          <text:p text:style-name="P37">print sloth.description()</text:p>
          <text:p text:style-name="P37">print sloth.health</text:p>
          <text:p text:style-name="P37">ocelot = Animal('pig', '3 days')</text:p>
          <text:p text:style-name="P37">print ocelot.description()</text:p>
          <text:p text:style-name="P37">print ocelot.health</text:p>
        </text:list-header>
      </text:list>
      <text:p text:style-name="P15">It's Not All Animals and Fruits</text:p>
      <text:p text:style-name="P19"><text:span text:style-name="T10">Classes like </text:span><text:span text:style-name="Source_20_Text"><text:span text:style-name="T10">Animal</text:span></text:span><text:span text:style-name="T10"> and </text:span><text:span text:style-name="Source_20_Text"><text:span text:style-name="T10">Fruit</text:span></text:span><text:span text:style-name="T10"> make it easy to understand the concepts of classes and instances, but you probably won't see many zebras or lemons in real-world programs.</text:span></text:p>
      <text:p text:style-name="P19"><text:span text:style-name="T10">However, classes and objects are often used to model real-world objects. The code in the editor is a more realistic demonstration of the kind of classes and objects you might find in commercial software. Here we have a basic </text:span><text:span text:style-name="Source_20_Text"><text:span text:style-name="T10">ShoppingCart</text:span></text:span><text:span text:style-name="T10"> class for creating shopping cart objects for website customers; though basic, it's similar to what you'd see in a real program.</text:span></text:p>
      <text:p text:style-name="P39"><text:span text:style-name="T25">Create an instance of </text:span><text:span text:style-name="Source_20_Text"><text:span text:style-name="T19">ShoppingCart</text:span></text:span><text:span text:style-name="T25">called </text:span><text:span text:style-name="Source_20_Text"><text:span text:style-name="T19">my_cart</text:span></text:span><text:span text:style-name="T25">. Initialize it with any values you like, then use the </text:span><text:span text:style-name="Source_20_Text"><text:span text:style-name="T19">add_item</text:span></text:span><text:span text:style-name="T25">method to add an item to your cart.</text:span></text:p>
      <text:p text:style-name="P38"><text:span text:style-name="T21">Code: class ShoppingCart(object):</text:span></text:p>
      <text:p text:style-name="P38"><text:soft-page-break/><text:span text:style-name="T21"><text:s text:c="4"/>"""Creates shopping cart objects</text:span></text:p>
      <text:p text:style-name="P38"><text:span text:style-name="T21"><text:s text:c="4"/>for users of our fine website."""</text:span></text:p>
      <text:p text:style-name="P38"><text:span text:style-name="T21"><text:s text:c="4"/>items_in_cart = {}</text:span></text:p>
      <text:p text:style-name="P38"><text:span text:style-name="T21"><text:s text:c="4"/>def __init__(self, customer_name):</text:span></text:p>
      <text:p text:style-name="P38"><text:span text:style-name="T21"><text:s text:c="8"/>self.customer_name = customer_name</text:span></text:p>
      <text:p text:style-name="P38"><text:span text:style-name="T21"><text:s text:c="4"/>def add_item(self, product, price):</text:span></text:p>
      <text:p text:style-name="P38"><text:span text:style-name="T21"><text:s text:c="8"/>"""Add product to the cart."""</text:span></text:p>
      <text:p text:style-name="P38"><text:span text:style-name="T21"><text:s text:c="8"/>if not product in self.items_in_cart:</text:span></text:p>
      <text:p text:style-name="P38"><text:span text:style-name="T21"><text:s text:c="12"/>self.items_in_cart[product] = price</text:span></text:p>
      <text:p text:style-name="P38"><text:span text:style-name="T21"><text:s text:c="12"/>print product + " added."</text:span></text:p>
      <text:p text:style-name="P38"><text:span text:style-name="T21"><text:s text:c="8"/>else:</text:span></text:p>
      <text:p text:style-name="P38"><text:span text:style-name="T21"><text:s text:c="12"/>print product + " is already in the cart."</text:span></text:p>
      <text:p text:style-name="P38"><text:span text:style-name="T21"><text:s text:c="4"/>def remove_item(self, product):</text:span></text:p>
      <text:p text:style-name="P38"><text:span text:style-name="T21"><text:s text:c="8"/>"""Remove product from the cart."""</text:span></text:p>
      <text:p text:style-name="P38"><text:span text:style-name="T21"><text:s text:c="8"/>if product in self.items_in_cart:</text:span></text:p>
      <text:p text:style-name="P38"><text:span text:style-name="T21"><text:s text:c="12"/>del self.items_in_cart[product]</text:span></text:p>
      <text:p text:style-name="P38"><text:span text:style-name="T21"><text:s text:c="12"/>print product + " removed."</text:span></text:p>
      <text:p text:style-name="P38"><text:span text:style-name="T21"><text:s text:c="8"/>else:</text:span></text:p>
      <text:p text:style-name="P38"><text:span text:style-name="T21"><text:s text:c="12"/>print product + " is not in the cart."</text:span></text:p>
      <text:p text:style-name="P38"><text:span text:style-name="T21">my_cart = ShoppingCart('jarvis')</text:span></text:p>
      <text:p text:style-name="P38"><text:span text:style-name="T21">my_cart.add_item('nuclear_reactor', 1000)</text:span></text:p>
      <text:p text:style-name="P3">Warning: Here Be Dragons</text:p>
      <text:p text:style-name="P19"><text:span text:style-name="Strong_20_Emphasis"><text:span text:style-name="T11">Inheritance</text:span></text:span><text:span text:style-name="T10"> is a tricky concept, so let's go through it step by step.</text:span></text:p>
      <text:p text:style-name="P19"><text:span text:style-name="T10">Inheritance is the process by which one class takes on the attributes and methods of another, and it's used to express an </text:span><text:span text:style-name="Strong_20_Emphasis"><text:span text:style-name="T11">is-a</text:span></text:span><text:span text:style-name="T10"> relationship. For example, a Panda </text:span><text:span text:style-name="Strong_20_Emphasis"><text:span text:style-name="T11">is a</text:span></text:span><text:span text:style-name="T10"> bear, so a Panda class could inherit from a Bear class. However, a Toyota is not a Tractor, so it shouldn't inherit from the Tractor class (even if they have a </text:span><text:soft-page-break/><text:span text:style-name="T10">lot of attributes and methods in common). Instead, both Toyota and Tractor could ultimately inherit from the same Vehicle class.</text:span></text:p>
      <text:p text:style-name="P8"><text:span text:style-name="T21">We've defined a class, </text:span><text:span text:style-name="Source_20_Text"><text:span text:style-name="T18">Customer</text:span></text:span><text:span text:style-name="T21">, as well as a </text:span><text:span text:style-name="Source_20_Text"><text:span text:style-name="T18">ReturningCustomer</text:span></text:span><text:span text:style-name="T20"> </text:span><text:span text:style-name="T21">class that inherits from </text:span><text:span text:style-name="Source_20_Text"><text:span text:style-name="T18">Customer</text:span></text:span><text:span text:style-name="T21">. Note that we don't define the </text:span><text:span text:style-name="Source_20_Text"><text:span text:style-name="T18">display_cart</text:span></text:span><text:span text:style-name="T20"> </text:span><text:span text:style-name="T21">method in the body of </text:span><text:span text:style-name="Source_20_Text"><text:span text:style-name="T18">ReturningCustomer</text:span></text:span><text:span text:style-name="T21">, but it will still have access to that method via inheritance.</text:span></text:p>
      <text:p text:style-name="P8"/>
      <text:p text:style-name="P9"><text:span text:style-name="T21">Code: class Customer(object):</text:span></text:p>
      <text:p text:style-name="P9"><text:span text:style-name="T21"><text:s text:c="4"/>"""Produces objects that represent customers."""</text:span></text:p>
      <text:p text:style-name="P9"><text:span text:style-name="T21"><text:s text:c="4"/>def __init__(self, customer_id):</text:span></text:p>
      <text:p text:style-name="P9"><text:span text:style-name="T21"><text:s text:c="8"/>self.customer_id = customer_id</text:span></text:p>
      <text:p text:style-name="P9"/>
      <text:p text:style-name="P9"><text:span text:style-name="T21"><text:s text:c="4"/>def display_cart(self):</text:span></text:p>
      <text:p text:style-name="P9"><text:span text:style-name="T21"><text:s text:c="8"/>print "I'm a string that stands in for the contents of your shopping cart!"</text:span></text:p>
      <text:p text:style-name="P9"/>
      <text:p text:style-name="P9"><text:span text:style-name="T21">class ReturningCustomer(Customer):</text:span></text:p>
      <text:p text:style-name="P9"><text:span text:style-name="T21"><text:s text:c="4"/>"""For customers of the repeat variety."""</text:span></text:p>
      <text:p text:style-name="P9"><text:span text:style-name="T21"><text:s text:c="4"/>def display_order_history(self):</text:span></text:p>
      <text:p text:style-name="P9"><text:span text:style-name="T21"><text:s text:c="8"/>print "I'm a string that stands in for your order history!"</text:span></text:p>
      <text:p text:style-name="P9"/>
      <text:p text:style-name="P9"><text:span text:style-name="T21">monty_python = ReturningCustomer("ID: 12345")</text:span></text:p>
      <text:p text:style-name="P9"><text:span text:style-name="T21">monty_python.display_cart()</text:span></text:p>
      <text:p text:style-name="P9"><text:span text:style-name="T21">monty_python.display_order_history()</text:span></text:p>
      <text:p text:style-name="P9"/>
      <text:p text:style-name="P4">Inheritance Syntax</text:p>
      <text:p text:style-name="P25"><text:span text:style-name="T1">In Python, inheritance works like this:</text:span></text:p>
      <text:p text:style-name="P24"><text:span text:style-name="Source_20_Text"><text:span text:style-name="T19">class DerivedClass(BaseClass):</text:span></text:span></text:p>
      <text:p text:style-name="P24"><text:span text:style-name="Source_20_Text"><text:span text:style-name="T19"><text:s text:c="4"/># code goes here</text:span></text:span></text:p>
      <text:p text:style-name="P19"><text:span text:style-name="T10">where </text:span><text:span text:style-name="Source_20_Text"><text:span text:style-name="T10">DerivedClass</text:span></text:span><text:span text:style-name="T10"> is the new class you're making and </text:span><text:span text:style-name="Source_20_Text"><text:span text:style-name="T10">BaseClass</text:span></text:span><text:span text:style-name="T10"> is the class from which that new class inherits.</text:span></text:p>
      <text:p text:style-name="P19"><text:span text:style-name="T10">Create your own class, </text:span><text:span text:style-name="Source_20_Text"><text:span text:style-name="T10">Triangle</text:span></text:span><text:span text:style-name="T10">, that inherits from </text:span><text:span text:style-name="Source_20_Text"><text:span text:style-name="T10">Shape</text:span></text:span><text:span text:style-name="T10">, like this:</text:span></text:p>
      <text:list xml:id="list27177171656194780" text:style-name="L2">
        <text:list-header>
          <text:p text:style-name="P41"><text:span text:style-name="Source_20_Text"><text:span text:style-name="T19">class Triangle(Shape):</text:span></text:span></text:p>
          <text:p text:style-name="P41"><text:span text:style-name="Source_20_Text"><text:span text:style-name="T19"><text:s text:c="4"/># code goes here</text:span></text:span></text:p>
          <text:p text:style-name="P29"><text:span text:style-name="T10">Inside the </text:span><text:span text:style-name="Source_20_Text"><text:span text:style-name="T10">Triangle</text:span></text:span><text:span text:style-name="T10"> class, write an</text:span><text:span text:style-name="Source_20_Text"><text:span text:style-name="T10">__init__()</text:span></text:span><text:span text:style-name="T10"> function that takes four arguments: </text:span><text:span text:style-name="Source_20_Text"><text:span text:style-name="T10">self</text:span></text:span><text:span text:style-name="T10">, </text:span><text:span text:style-name="Source_20_Text"><text:span text:style-name="T10">side1</text:span></text:span><text:span text:style-name="T10">, </text:span><text:span text:style-name="Source_20_Text"><text:span text:style-name="T10">side2</text:span></text:span><text:span text:style-name="T10">, and</text:span><text:span text:style-name="Source_20_Text"><text:span text:style-name="T10">side3</text:span></text:span><text:span text:style-name="T10">.</text:span></text:p>
          <text:p text:style-name="P29"><text:span text:style-name="T10">Inside the </text:span><text:span text:style-name="Source_20_Text"><text:span text:style-name="T10">__init__()</text:span></text:span><text:span text:style-name="T10"> function, set</text:span><text:span text:style-name="Source_20_Text"><text:span text:style-name="T10">self.side1 = side1</text:span></text:span><text:span text:style-name="T10">, </text:span><text:span text:style-name="Source_20_Text"><text:span text:style-name="T10">self.side2 = side2</text:span></text:span><text:span text:style-name="T10">, and </text:span><text:span text:style-name="Source_20_Text"><text:span text:style-name="T10">self.side3 = side3</text:span></text:span><text:span text:style-name="T10">.</text:span></text:p>
        </text:list-header>
      </text:list>
      <text:p text:style-name="P11"><text:span text:style-name="T22">Code: class Shape(object):</text:span></text:p>
      <text:p text:style-name="P10"><text:span text:style-name="T21"><text:s text:c="4"/>"""Makes shapes!"""</text:span></text:p>
      <text:p text:style-name="P10"><text:span text:style-name="T21"><text:s text:c="4"/>def __init__(self, number_of_sides):</text:span></text:p>
      <text:p text:style-name="P10"><text:span text:style-name="T21"><text:s text:c="8"/>self.number_of_sides = number_of_sides</text:span></text:p>
      <text:p text:style-name="P10"/>
      <text:p text:style-name="P10"><text:span text:style-name="T21"># Add your Triangle class below!</text:span></text:p>
      <text:p text:style-name="P10"><text:span text:style-name="T21">class Triangle(Shape):</text:span></text:p>
      <text:p text:style-name="P10"><text:span text:style-name="T21"><text:s text:c="4"/>def __init__(self, side1, side2, side3):</text:span></text:p>
      <text:p text:style-name="P10"><text:span text:style-name="T21"><text:s text:c="8"/>self.side1 = side1</text:span></text:p>
      <text:p text:style-name="P10"><text:span text:style-name="T21"><text:s text:c="8"/>self.side2 = side2</text:span></text:p>
      <text:p text:style-name="P10"><text:soft-page-break/><text:span text:style-name="T21"><text:s text:c="8"/>self.side3 = side3</text:span></text:p>
      <text:p text:style-name="P10"/>
      <text:p text:style-name="P10"/>
      <text:p text:style-name="P10"/>
      <text:p text:style-name="P5">Override!</text:p>
      <text:p text:style-name="P24"><text:span text:style-name="T10">Sometimes you'll want one class that inherits from another to not only take on the methods and attributes of its parent, but to </text:span><text:span text:style-name="Strong_20_Emphasis"><text:span text:style-name="T11">override</text:span></text:span><text:span text:style-name="T10"> one or more of them.</text:span></text:p>
      <text:p text:style-name="P24"><text:span text:style-name="Source_20_Text"><text:span text:style-name="T19">class Employee(object):</text:span></text:span></text:p>
      <text:p text:style-name="P24"><text:span text:style-name="Source_20_Text"><text:span text:style-name="T19"><text:s text:c="4"/>def __init__(self, name):</text:span></text:span></text:p>
      <text:p text:style-name="P24"><text:span text:style-name="Source_20_Text"><text:span text:style-name="T19"><text:s text:c="8"/>self.name = name</text:span></text:span></text:p>
      <text:p text:style-name="P24"><text:span text:style-name="Source_20_Text"><text:span text:style-name="T19"><text:s text:c="4"/>def greet(self, other):</text:span></text:span></text:p>
      <text:p text:style-name="P24"><text:span text:style-name="Source_20_Text"><text:span text:style-name="T19"><text:s text:c="8"/>print "Hello, %s" % other.name</text:span></text:span></text:p>
      <text:p text:style-name="P24"><text:span text:style-name="Source_20_Text"><text:span text:style-name="T19">class CEO(Employee):</text:span></text:span></text:p>
      <text:p text:style-name="P24"><text:span text:style-name="Source_20_Text"><text:span text:style-name="T19"><text:s text:c="4"/>def greet(self, other):</text:span></text:span></text:p>
      <text:p text:style-name="P24"><text:span text:style-name="Source_20_Text"><text:span text:style-name="T19"><text:s text:c="8"/>print "Get back to work, %s!" % other.name</text:span></text:span></text:p>
      <text:p text:style-name="P24"><text:span text:style-name="Source_20_Text"><text:span text:style-name="T19">ceo = CEO("Emily")</text:span></text:span></text:p>
      <text:p text:style-name="P24"><text:span text:style-name="Source_20_Text"><text:span text:style-name="T19">emp = Employee("Steve")</text:span></text:span></text:p>
      <text:p text:style-name="P24"><text:span text:style-name="Source_20_Text"><text:span text:style-name="T19">emp.greet(ceo)</text:span></text:span></text:p>
      <text:p text:style-name="P24"><text:span text:style-name="Source_20_Text"><text:span text:style-name="T19"># Hello, Emily</text:span></text:span></text:p>
      <text:p text:style-name="P24"><text:span text:style-name="Source_20_Text"><text:span text:style-name="T19">ceo.greet(emp)</text:span></text:span></text:p>
      <text:p text:style-name="P24"><text:span text:style-name="Source_20_Text"><text:span text:style-name="T19"># Get back to work, Steve!</text:span></text:span></text:p>
      <text:p text:style-name="P19"><text:span text:style-name="T10">Rather than have a separate</text:span><text:span text:style-name="Source_20_Text"><text:span text:style-name="T10">greet_underling</text:span></text:span><text:span text:style-name="T10"> method for our CEO, we </text:span><text:span text:style-name="Strong_20_Emphasis"><text:span text:style-name="T11">override</text:span></text:span><text:span text:style-name="T10"> (or re-create) the </text:span><text:span text:style-name="Source_20_Text"><text:span text:style-name="T10">greet</text:span></text:span><text:span text:style-name="T10">method on top of the base</text:span><text:span text:style-name="Source_20_Text"><text:span text:style-name="T10">Employee.greet</text:span></text:span><text:span text:style-name="T10"> method. This way, we don't need to know what type of Employee we have before we greet another Employee.</text:span></text:p>
      <text:p text:style-name="P17">Create a new class,<text:span text:style-name="Source_20_Text"><text:span text:style-name="T18">PartTimeEmployee</text:span></text:span>, that inherits from<text:span text:style-name="Source_20_Text"><text:span text:style-name="T18">Employee</text:span></text:span>.</text:p>
      <text:list xml:id="list5616749154279143998" text:style-name="L3">
        <text:list-header>
          <text:p text:style-name="P34"><text:span text:style-name="T19">Give your derived class a</text:span><text:span text:style-name="Source_20_Text"><text:span text:style-name="T19">calculate_wage</text:span></text:span><text:span text:style-name="T19"> method that overrides</text:span><text:span text:style-name="Source_20_Text"><text:span text:style-name="T19">Employee</text:span></text:span><text:span text:style-name="T19">'s. It should take </text:span><text:span text:style-name="Source_20_Text"><text:span text:style-name="T19">self</text:span></text:span><text:span text:style-name="T19"> and</text:span><text:span text:style-name="Source_20_Text"><text:span text:style-name="T19">hours</text:span></text:span><text:span text:style-name="T19"> as arguments.</text:span></text:p>
          <text:p text:style-name="P34"><text:span text:style-name="T19">Because</text:span><text:span text:style-name="Source_20_Text"><text:span text:style-name="T19">PartTimeEmployee.calculate_wage</text:span></text:span><text:span text:style-name="T19">overrides </text:span><text:span text:style-name="Source_20_Text"><text:span text:style-name="T19">Employee.calculate_wage</text:span></text:span><text:span text:style-name="T19">, it still needs to set </text:span><text:span text:style-name="Source_20_Text"><text:span text:style-name="T19">self.hours = hours</text:span></text:span><text:span text:style-name="T19">.</text:span></text:p>
          <text:p text:style-name="P34"><text:span text:style-name="T19">It should </text:span><text:span text:style-name="Source_20_Text"><text:span text:style-name="T19">return</text:span></text:span><text:span text:style-name="T19"> the part-time employee's number of </text:span><text:span text:style-name="Source_20_Text"><text:span text:style-name="T19">hours</text:span></text:span><text:span text:style-name="T19"> worked multiplied by </text:span><text:span text:style-name="Source_20_Text"><text:span text:style-name="T19">12.00</text:span></text:span><text:span text:style-name="T19"> (that is, they get $12.00 per hour instead of $20.00).</text:span></text:p>
        </text:list-header>
      </text:list>
      <text:p text:style-name="P10"><text:soft-page-break/><text:span text:style-name="T21">code: class Employee(object):</text:span></text:p>
      <text:p text:style-name="P10"><text:span text:style-name="T21"><text:s text:c="4"/>"""Models real-life employees!"""</text:span></text:p>
      <text:p text:style-name="P10"><text:span text:style-name="T21"><text:s text:c="4"/>def __init__(self, employee_name):</text:span></text:p>
      <text:p text:style-name="P10"><text:span text:style-name="T21"><text:s text:c="8"/>self.employee_name = employee_name</text:span></text:p>
      <text:p text:style-name="P10"/>
      <text:p text:style-name="P10"><text:span text:style-name="T21"><text:s text:c="4"/>def calculate_wage(self, hours):</text:span></text:p>
      <text:p text:style-name="P10"><text:span text:style-name="T21"><text:s text:c="8"/>self.hours = hours</text:span></text:p>
      <text:p text:style-name="P10"><text:span text:style-name="T21"><text:s text:c="8"/>return hours * 20.00</text:span></text:p>
      <text:p text:style-name="P10"/>
      <text:p text:style-name="P10"><text:span text:style-name="T21"># Add your code below!</text:span></text:p>
      <text:p text:style-name="P10"><text:span text:style-name="T21">class PartTimeEmployee(Employee):</text:span></text:p>
      <text:p text:style-name="P10"><text:span text:style-name="T21"><text:s text:c="4"/>def calculate_wage(self, hours):</text:span></text:p>
      <text:p text:style-name="P10"><text:span text:style-name="T21"><text:s text:c="8"/>self.hours = hours</text:span></text:p>
      <text:p text:style-name="P10"><text:span text:style-name="T21"><text:s text:c="8"/>return hours * 12.00</text:span></text:p>
      <text:p text:style-name="P10"><text:span text:style-name="T21">pte = PartTimeEmployee('Steve')</text:span></text:p>
      <text:p text:style-name="P10"><text:span text:style-name="T21">emp = Employee('mj')</text:span></text:p>
      <text:p text:style-name="P10"><text:span text:style-name="T21">print emp.calculate_wage(12)</text:span></text:p>
      <text:p text:style-name="P10"><text:span text:style-name="T21">print pte.calculate_wage(21)</text:span></text:p>
      <text:p text:style-name="P10"/>
      <text:p text:style-name="P5">This Looks Like a Job For...</text:p>
      <text:p text:style-name="P19"><text:span text:style-name="T10">On the flip side, sometimes you'll be working with a derived class (or</text:span><text:span text:style-name="Strong_20_Emphasis"><text:span text:style-name="T11">subclass</text:span></text:span><text:span text:style-name="T10">) and realize that you've overwritten a method or attribute defined in that class' base class (also called a </text:span><text:span text:style-name="Strong_20_Emphasis"><text:span text:style-name="T11">parent</text:span></text:span><text:span text:style-name="T10"> or </text:span><text:span text:style-name="Strong_20_Emphasis"><text:span text:style-name="T11">superclass</text:span></text:span><text:span text:style-name="T10">) that you actually need. Have no fear! You can directly access the attributes or methods of a superclass with Python's built-in </text:span><text:span text:style-name="Source_20_Text"><text:span text:style-name="T10">super</text:span></text:span><text:span text:style-name="T10"> call.</text:span></text:p>
      <text:p text:style-name="P26"><text:span text:style-name="T1">The syntax looks like this:</text:span></text:p>
      <text:p text:style-name="P27"><text:span text:style-name="Source_20_Text"><text:span text:style-name="T19">class Derived(Base):</text:span></text:span></text:p>
      <text:p text:style-name="P27"><text:span text:style-name="Source_20_Text"><text:span text:style-name="T19"><text:s text:c="3"/>def m(self):</text:span></text:span></text:p>
      <text:p text:style-name="P27"><text:span text:style-name="Source_20_Text"><text:span text:style-name="T19"><text:s text:c="7"/>return super(Derived, self).m()</text:span></text:span></text:p>
      <text:p text:style-name="P19"><text:span text:style-name="T10">Where </text:span><text:span text:style-name="Source_20_Text"><text:span text:style-name="T10">m()</text:span></text:span><text:span text:style-name="T10"> is a method from the base class.</text:span></text:p>
      <text:p text:style-name="P18"><text:span text:style-name="T1">First, inside your </text:span><text:span text:style-name="Source_20_Text"><text:span text:style-name="T9">PartTimeEmployee</text:span></text:span><text:span text:style-name="T1"> class:</text:span></text:p>
      <text:list xml:id="list8678865204204626677" text:style-name="L4">
        <text:list-header>
          <text:p text:style-name="P30"><text:span text:style-name="T19">Add a new method called</text:span><text:span text:style-name="Source_20_Text"><text:span text:style-name="T19">full_time_wage</text:span></text:span><text:span text:style-name="T19"> with the arguments</text:span><text:span text:style-name="Source_20_Text"><text:span text:style-name="T19">self</text:span></text:span><text:span text:style-name="T19"> and </text:span><text:span text:style-name="Source_20_Text"><text:span text:style-name="T19">hours</text:span></text:span><text:span text:style-name="T19">.</text:span></text:p>
          <text:p text:style-name="P35"><text:span text:style-name="T19">That method should </text:span><text:span text:style-name="Source_20_Text"><text:span text:style-name="T19">return</text:span></text:span><text:span text:style-name="T19"> the result of a </text:span><text:span text:style-name="Source_20_Text"><text:span text:style-name="T19">super</text:span></text:span><text:span text:style-name="T19"> call to the</text:span><text:span text:style-name="Source_20_Text"><text:span text:style-name="T19">calculate_wage</text:span></text:span><text:span text:style-name="T19"> method of</text:span><text:span text:style-name="Source_20_Text"><text:span text:style-name="T19">PartTimeEmployee</text:span></text:span><text:span text:style-name="T19">'s parent class. Use the example above for help.</text:span></text:p>
        </text:list-header>
      </text:list>
      <text:p text:style-name="P22">Then, after your class:</text:p>
      <text:list xml:id="list596723942858158575" text:style-name="L5">
        <text:list-header>
          <text:p text:style-name="P31"><text:span text:style-name="T19">Create an instance of the</text:span><text:span text:style-name="Source_20_Text"><text:span text:style-name="T19">PartTimeEmployee</text:span></text:span><text:span text:style-name="T19"> class called </text:span><text:span text:style-name="Source_20_Text"><text:span text:style-name="T19">milton</text:span></text:span><text:span text:style-name="T19">. Don't forget to give it a name.</text:span></text:p>
        </text:list-header>
      </text:list>
      <text:p text:style-name="P32"><text:span text:style-name="T19">Finally, </text:span><text:span text:style-name="Source_20_Text"><text:span text:style-name="T19">print</text:span></text:span><text:span text:style-name="T19"> out the result of calling his </text:span><text:span text:style-name="Source_20_Text"><text:span text:style-name="T19">full_time_wage</text:span></text:span><text:span text:style-name="T19"> method. You should see his wage printed out at $20.00 per hour! (That is, for </text:span><text:span text:style-name="Source_20_Text"><text:span text:style-name="T19">10</text:span></text:span><text:span text:style-name="T19"> hours, the result should be </text:span><text:span text:style-name="Source_20_Text"><text:span text:style-name="T19">200.00</text:span></text:span><text:span text:style-name="T19">.)</text:span></text:p>
      <text:p text:style-name="P12"><text:span text:style-name="T21">code: </text:span></text:p>
      <text:p text:style-name="P12"><text:span text:style-name="T21">class Employee(object):</text:span></text:p>
      <text:p text:style-name="P12"><text:span text:style-name="T21"><text:s text:c="4"/>"""Models real-life employees!"""</text:span></text:p>
      <text:p text:style-name="P12"><text:span text:style-name="T21"><text:s text:c="4"/>def __init__(self, employee_name):</text:span></text:p>
      <text:p text:style-name="P12"><text:soft-page-break/><text:span text:style-name="T21"><text:s text:c="8"/>self.employee_name = employee_name</text:span></text:p>
      <text:p text:style-name="P12"/>
      <text:p text:style-name="P12"><text:span text:style-name="T21"><text:s text:c="4"/>def calculate_wage(self, hours):</text:span></text:p>
      <text:p text:style-name="P12"><text:span text:style-name="T21"><text:s text:c="8"/>self.hours = hours</text:span></text:p>
      <text:p text:style-name="P12"><text:span text:style-name="T21"><text:s text:c="8"/>return hours * 20.00</text:span></text:p>
      <text:p text:style-name="P12"/>
      <text:p text:style-name="P12"><text:span text:style-name="T21"># Add your code below!</text:span></text:p>
      <text:p text:style-name="P12"><text:span text:style-name="T21">class PartTimeEmployee(Employee):</text:span></text:p>
      <text:p text:style-name="P12"><text:span text:style-name="T21"><text:s text:c="4"/>def calculate_wage(self, hours):</text:span></text:p>
      <text:p text:style-name="P12"><text:span text:style-name="T21"><text:s text:c="8"/>self.hours = hours</text:span></text:p>
      <text:p text:style-name="P12"><text:span text:style-name="T21"><text:s text:c="8"/>return hours * 12.00</text:span></text:p>
      <text:p text:style-name="P12"><text:span text:style-name="T21"><text:s text:c="4"/>def full_time_wage(self, hours):</text:span></text:p>
      <text:p text:style-name="P12"><text:span text:style-name="T21"><text:s text:c="8"/>self.hours = hours</text:span></text:p>
      <text:p text:style-name="P12"><text:span text:style-name="T21"><text:s text:c="8"/>return hours * 20.00</text:span></text:p>
      <text:p text:style-name="P12"><text:span text:style-name="T21"><text:s text:c="8"/>return super(PartTimeEmployee, self).full_time_wage()</text:span></text:p>
      <text:p text:style-name="P12"><text:span text:style-name="T21"><text:s text:c="8"/></text:span></text:p>
      <text:p text:style-name="P12"><text:span text:style-name="T21">milton = PartTimeEmployee('Bob')</text:span></text:p>
      <text:p text:style-name="P12"><text:span text:style-name="T21">print milton.full_time_wage(10)</text:span></text:p>
      <text:p text:style-name="P12"><text:span text:style-name="T21">pte = PartTimeEmployee('Steve')</text:span></text:p>
      <text:p text:style-name="P12"><text:span text:style-name="T21">emp = Employee('mj')</text:span></text:p>
      <text:p text:style-name="P12"><text:span text:style-name="T21">print emp.calculate_wage(12)</text:span></text:p>
      <text:p text:style-name="P12"><text:span text:style-name="T21">print pte.calculate_wage(21)</text:span></text:p>
      <text:p text:style-name="P12"/>
      <text:p text:style-name="P12"><text:span text:style-name="T2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 Sans" svg:font-family="'Open Sans', 'Hevetica Neue', Helvetica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Ubuntu Medium" svg:font-family="'Ubuntu Medium'" style:font-pitch="variable"/>
    <style:font-face style:name="Ubuntu Medium1" svg:font-family="'Ubuntu Medium'" style:font-adornments="Medium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2T10:02:35.541669376</meta:creation-date>
    <dc:date>2017-05-12T12:30:48.016772640</dc:date>
    <meta:editing-duration>PT1H7M43S</meta:editing-duration>
    <meta:editing-cycles>4</meta:editing-cycles>
    <meta:generator>LibreOffice/4.2.8.2$Linux_X86_64 LibreOffice_project/420m0$Build-2</meta:generator>
    <meta:document-statistic meta:table-count="0" meta:image-count="0" meta:object-count="0" meta:page-count="10" meta:paragraph-count="268" meta:word-count="2197" meta:character-count="15332" meta:non-whitespace-character-count="12647"/>
  </office:meta>
</office:document-meta>
</file>